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rsid="004bc8b3" officeooo:paragraph-rsid="004bc8b3"/>
    </style:style>
    <style:style style:name="P2" style:family="paragraph" style:parent-style-name="Title">
      <style:text-properties officeooo:paragraph-rsid="008b5474"/>
    </style:style>
    <style:style style:name="P3" style:family="paragraph" style:parent-style-name="Footnote">
      <style:text-properties officeooo:rsid="0099dad6" officeooo:paragraph-rsid="0099dad6"/>
    </style:style>
    <style:style style:name="P4" style:family="paragraph" style:parent-style-name="Footnote">
      <style:text-properties officeooo:rsid="00ac6761" officeooo:paragraph-rsid="00acd07d"/>
    </style:style>
    <style:style style:name="P5" style:family="paragraph" style:parent-style-name="Text_20_body">
      <style:text-properties officeooo:rsid="007af20c" officeooo:paragraph-rsid="00906e8c"/>
    </style:style>
    <style:style style:name="P6" style:family="paragraph" style:parent-style-name="Text_20_body">
      <style:text-properties officeooo:rsid="007af20c" officeooo:paragraph-rsid="0092b7b1"/>
    </style:style>
    <style:style style:name="P7" style:family="paragraph" style:parent-style-name="Text_20_body">
      <style:text-properties officeooo:rsid="007af20c" officeooo:paragraph-rsid="00934624"/>
    </style:style>
    <style:style style:name="P8" style:family="paragraph" style:parent-style-name="Text_20_body">
      <style:text-properties officeooo:rsid="007af20c" officeooo:paragraph-rsid="0095980d"/>
    </style:style>
    <style:style style:name="P9" style:family="paragraph" style:parent-style-name="Text_20_body">
      <style:text-properties officeooo:rsid="007af20c" officeooo:paragraph-rsid="009c3387"/>
    </style:style>
    <style:style style:name="P10" style:family="paragraph" style:parent-style-name="Text_20_body" style:list-style-name="L2">
      <style:text-properties officeooo:rsid="0095980d" officeooo:paragraph-rsid="0095980d"/>
    </style:style>
    <style:style style:name="P11" style:family="paragraph" style:parent-style-name="Text_20_body" style:list-style-name="L2">
      <style:text-properties officeooo:rsid="0095980d" officeooo:paragraph-rsid="009e45a2"/>
    </style:style>
    <style:style style:name="P12" style:family="paragraph" style:parent-style-name="Text_20_body">
      <style:text-properties officeooo:rsid="00970061" officeooo:paragraph-rsid="00970061"/>
    </style:style>
    <style:style style:name="P13" style:family="paragraph" style:parent-style-name="Text_20_body">
      <style:text-properties officeooo:rsid="00981610" officeooo:paragraph-rsid="00981610"/>
    </style:style>
    <style:style style:name="P14" style:family="paragraph" style:parent-style-name="Text_20_body">
      <style:text-properties officeooo:rsid="00981610" officeooo:paragraph-rsid="00a64aa4"/>
    </style:style>
    <style:style style:name="P15" style:family="paragraph" style:parent-style-name="Text_20_body">
      <style:text-properties officeooo:rsid="009a71af" officeooo:paragraph-rsid="00a64aa4"/>
    </style:style>
    <style:style style:name="P16" style:family="paragraph" style:parent-style-name="Text_20_body">
      <style:text-properties officeooo:rsid="00aae7ca" officeooo:paragraph-rsid="00aae7ca"/>
    </style:style>
    <style:style style:name="P17" style:family="paragraph" style:parent-style-name="Text_20_body">
      <style:text-properties officeooo:rsid="00aaeb87" officeooo:paragraph-rsid="00aaeb87"/>
    </style:style>
    <style:style style:name="P18" style:family="paragraph" style:parent-style-name="Text_20_body">
      <style:text-properties officeooo:rsid="00aaeb87" officeooo:paragraph-rsid="00ab12cd"/>
    </style:style>
    <style:style style:name="P19" style:family="paragraph" style:parent-style-name="Text_20_body">
      <style:text-properties officeooo:rsid="00aaeb87" officeooo:paragraph-rsid="00aeb607"/>
    </style:style>
    <style:style style:name="P20" style:family="paragraph" style:parent-style-name="Text_20_body">
      <style:text-properties officeooo:rsid="00acd07d" officeooo:paragraph-rsid="00acd07d"/>
    </style:style>
    <style:style style:name="P21" style:family="paragraph" style:parent-style-name="Text_20_body">
      <style:text-properties officeooo:rsid="00b29f79" officeooo:paragraph-rsid="00b47205"/>
    </style:style>
    <style:style style:name="P22" style:family="paragraph" style:parent-style-name="Text_20_body">
      <style:text-properties officeooo:rsid="00b510a8" officeooo:paragraph-rsid="00b510a8"/>
    </style:style>
    <style:style style:name="P23" style:family="paragraph" style:parent-style-name="Text_20_body">
      <style:text-properties officeooo:rsid="00b761c4" officeooo:paragraph-rsid="00b761c4"/>
    </style:style>
    <style:style style:name="P24" style:family="paragraph" style:parent-style-name="Text_20_body">
      <style:text-properties officeooo:rsid="00b98393" officeooo:paragraph-rsid="00b98393"/>
    </style:style>
    <style:style style:name="P25" style:family="paragraph" style:parent-style-name="Text_20_body">
      <style:text-properties officeooo:rsid="00bd41b1" officeooo:paragraph-rsid="00bd41b1"/>
    </style:style>
    <style:style style:name="P26" style:family="paragraph" style:parent-style-name="Text_20_body">
      <style:text-properties officeooo:rsid="00bd65e2" officeooo:paragraph-rsid="00bd65e2"/>
    </style:style>
    <style:style style:name="P27" style:family="paragraph" style:parent-style-name="Text_20_body">
      <style:text-properties officeooo:rsid="00bee8bd" officeooo:paragraph-rsid="00bee8bd"/>
    </style:style>
    <style:style style:name="P28" style:family="paragraph" style:parent-style-name="Text_20_body">
      <style:text-properties officeooo:rsid="00c00bb2" officeooo:paragraph-rsid="00c00bb2"/>
    </style:style>
    <style:style style:name="P29" style:family="paragraph" style:parent-style-name="Heading_20_2">
      <style:text-properties officeooo:paragraph-rsid="009e45a2"/>
    </style:style>
    <style:style style:name="P30" style:family="paragraph" style:parent-style-name="Heading_20_2">
      <style:text-properties officeooo:rsid="009fba11" officeooo:paragraph-rsid="009fba11"/>
    </style:style>
    <style:style style:name="P31" style:family="paragraph" style:parent-style-name="Heading_20_3">
      <style:text-properties officeooo:rsid="00acd07d" officeooo:paragraph-rsid="00acd07d"/>
    </style:style>
    <style:style style:name="P32" style:family="paragraph" style:parent-style-name="Heading_20_3">
      <style:text-properties officeooo:paragraph-rsid="00b29f79"/>
    </style:style>
    <style:style style:name="P33" style:family="paragraph" style:parent-style-name="Command">
      <style:text-properties officeooo:rsid="00aaeb87" officeooo:paragraph-rsid="00aaeb87"/>
    </style:style>
    <style:style style:name="P34" style:family="paragraph" style:parent-style-name="Command">
      <style:text-properties officeooo:rsid="00b510a8" officeooo:paragraph-rsid="00b63681"/>
    </style:style>
    <style:style style:name="P35" style:family="paragraph" style:parent-style-name="Command">
      <style:text-properties officeooo:paragraph-rsid="00b63681"/>
    </style:style>
    <style:style style:name="P36" style:family="paragraph" style:parent-style-name="Command">
      <style:text-properties officeooo:rsid="00b761c4" officeooo:paragraph-rsid="00b761c4"/>
    </style:style>
    <style:style style:name="P37" style:family="paragraph" style:parent-style-name="Command">
      <style:text-properties officeooo:rsid="00b761c4" officeooo:paragraph-rsid="00bd65e2"/>
    </style:style>
    <style:style style:name="P38" style:family="paragraph" style:parent-style-name="Command">
      <style:text-properties officeooo:paragraph-rsid="00b98393"/>
    </style:style>
    <style:style style:name="P39" style:family="paragraph" style:parent-style-name="Command">
      <style:text-properties officeooo:rsid="00b98393" officeooo:paragraph-rsid="00b98393"/>
    </style:style>
    <style:style style:name="P40" style:family="paragraph" style:parent-style-name="Command">
      <style:text-properties officeooo:paragraph-rsid="00c00bb2"/>
    </style:style>
    <style:style style:name="P41" style:family="paragraph" style:parent-style-name="Command">
      <style:paragraph-properties fo:margin-left="0.4925in" fo:margin-right="0in" fo:text-indent="0in" style:auto-text-indent="false"/>
      <style:text-properties fo:font-style="normal" officeooo:rsid="007cdfc4" officeooo:paragraph-rsid="009c3387" style:font-style-asian="normal" style:font-style-complex="normal"/>
    </style:style>
    <style:style style:name="P42" style:family="paragraph" style:parent-style-name="Command">
      <style:paragraph-properties fo:margin-left="0.4925in" fo:margin-right="0in" fo:text-indent="0in" style:auto-text-indent="false"/>
      <style:text-properties fo:font-style="normal" officeooo:rsid="007cdfc4" officeooo:paragraph-rsid="00a64aa4" style:font-style-asian="normal" style:font-style-complex="normal"/>
    </style:style>
    <style:style style:name="T1" style:family="text">
      <style:text-properties officeooo:rsid="0026b12e"/>
    </style:style>
    <style:style style:name="T2" style:family="text">
      <style:text-properties fo:font-style="italic" style:font-style-asian="italic" style:font-style-complex="italic"/>
    </style:style>
    <style:style style:name="T3" style:family="text">
      <style:text-properties fo:font-style="italic" officeooo:rsid="007c9474" style:font-style-asian="italic" style:font-style-complex="italic"/>
    </style:style>
    <style:style style:name="T4" style:family="text">
      <style:text-properties fo:font-style="italic" officeooo:rsid="0092b7b1" style:font-style-asian="italic" style:font-style-complex="italic"/>
    </style:style>
    <style:style style:name="T5" style:family="text">
      <style:text-properties fo:font-style="italic" officeooo:rsid="009e45a2" style:font-style-asian="italic" style:font-style-complex="italic"/>
    </style:style>
    <style:style style:name="T6" style:family="text">
      <style:text-properties fo:font-style="italic" officeooo:rsid="00acd07d" style:font-style-asian="italic" style:font-style-complex="italic"/>
    </style:style>
    <style:style style:name="T7" style:family="text">
      <style:text-properties fo:font-style="italic" officeooo:rsid="00aeb607" style:font-style-asian="italic" style:font-style-complex="italic"/>
    </style:style>
    <style:style style:name="T8" style:family="text">
      <style:text-properties fo:font-style="italic" officeooo:rsid="00b47205" style:font-style-asian="italic" style:font-style-complex="italic"/>
    </style:style>
    <style:style style:name="T9" style:family="text">
      <style:text-properties fo:font-style="italic" officeooo:rsid="00b63681" style:font-style-asian="italic" style:font-style-complex="italic"/>
    </style:style>
    <style:style style:name="T10" style:family="text">
      <style:text-properties fo:font-style="italic" officeooo:rsid="00b0882d" style:font-style-asian="italic" style:font-style-complex="italic"/>
    </style:style>
    <style:style style:name="T11" style:family="text">
      <style:text-properties fo:font-style="italic" fo:font-weight="normal" officeooo:rsid="00a45d12"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7cdfc4" style:font-style-asian="normal" style:font-style-complex="normal"/>
    </style:style>
    <style:style style:name="T14" style:family="text">
      <style:text-properties fo:font-style="normal" officeooo:rsid="00a8ff17" style:font-style-asian="normal" style:font-style-complex="normal"/>
    </style:style>
    <style:style style:name="T15" style:family="text">
      <style:text-properties fo:font-style="normal" officeooo:rsid="00ab12cd" style:font-style-asian="normal" style:font-style-complex="normal"/>
    </style:style>
    <style:style style:name="T16" style:family="text">
      <style:text-properties fo:font-style="normal" officeooo:rsid="00b150fd" style:font-style-asian="normal" style:font-style-complex="normal"/>
    </style:style>
    <style:style style:name="T17" style:family="text">
      <style:text-properties fo:font-style="normal" officeooo:rsid="009c3387" style:font-style-asian="normal" style:font-style-complex="normal"/>
    </style:style>
    <style:style style:name="T18" style:family="text">
      <style:text-properties fo:font-style="normal" officeooo:rsid="00c00bb2" style:font-style-asian="normal" style:font-style-complex="normal"/>
    </style:style>
    <style:style style:name="T19" style:family="text">
      <style:text-properties officeooo:rsid="007c9474"/>
    </style:style>
    <style:style style:name="T20" style:family="text">
      <style:text-properties officeooo:rsid="0085c25c"/>
    </style:style>
    <style:style style:name="T21" style:family="text">
      <style:text-properties officeooo:rsid="008b5474"/>
    </style:style>
    <style:style style:name="T22" style:family="text">
      <style:text-properties officeooo:rsid="00906e8c"/>
    </style:style>
    <style:style style:name="T23" style:family="text">
      <style:text-properties officeooo:rsid="0092b7b1"/>
    </style:style>
    <style:style style:name="T24" style:family="text">
      <style:text-properties officeooo:rsid="00934624"/>
    </style:style>
    <style:style style:name="T25" style:family="text">
      <style:text-properties officeooo:rsid="0096baaf"/>
    </style:style>
    <style:style style:name="T26" style:family="text">
      <style:text-properties officeooo:rsid="00981610"/>
    </style:style>
    <style:style style:name="T27" style:family="text">
      <style:text-properties officeooo:rsid="0099dad6"/>
    </style:style>
    <style:style style:name="T28" style:family="text">
      <style:text-properties officeooo:rsid="0099eb86"/>
    </style:style>
    <style:style style:name="T29" style:family="text">
      <style:text-properties officeooo:rsid="009a71af"/>
    </style:style>
    <style:style style:name="T30" style:family="text">
      <style:text-properties officeooo:rsid="009c3387"/>
    </style:style>
    <style:style style:name="T31" style:family="text">
      <style:text-properties officeooo:rsid="009cdf73"/>
    </style:style>
    <style:style style:name="T32" style:family="text">
      <style:text-properties officeooo:rsid="009e45a2"/>
    </style:style>
    <style:style style:name="T33" style:family="text">
      <style:text-properties officeooo:rsid="009f4932"/>
    </style:style>
    <style:style style:name="T34" style:family="text">
      <style:text-properties officeooo:rsid="00a1b355"/>
    </style:style>
    <style:style style:name="T35" style:family="text">
      <style:text-properties officeooo:rsid="00a315b3"/>
    </style:style>
    <style:style style:name="T36" style:family="text">
      <style:text-properties officeooo:rsid="00a45d12"/>
    </style:style>
    <style:style style:name="T37" style:family="text">
      <style:text-properties officeooo:rsid="00a64aa4"/>
    </style:style>
    <style:style style:name="T38" style:family="text">
      <style:text-properties officeooo:rsid="00a765f9"/>
    </style:style>
    <style:style style:name="T39" style:family="text">
      <style:text-properties officeooo:rsid="00a8ff17"/>
    </style:style>
    <style:style style:name="T40" style:family="text">
      <style:text-properties officeooo:rsid="00aaeb87"/>
    </style:style>
    <style:style style:name="T41" style:family="text">
      <style:text-properties officeooo:rsid="00ab12cd"/>
    </style:style>
    <style:style style:name="T42" style:family="text">
      <style:text-properties style:text-position="-25% 100%" fo:letter-spacing="-0.028in" officeooo:rsid="00906e8c" style:letter-kerning="false" style:font-size-asian="10.5pt"/>
    </style:style>
    <style:style style:name="T43" style:family="text">
      <style:text-properties fo:letter-spacing="-0.028in" officeooo:rsid="00906e8c" style:letter-kerning="false"/>
    </style:style>
    <style:style style:name="T44" style:family="text">
      <style:text-properties fo:letter-spacing="-0.028in" officeooo:rsid="00ac6761" style:letter-kerning="false"/>
    </style:style>
    <style:style style:name="T45" style:family="text">
      <style:text-properties officeooo:rsid="00acd07d"/>
    </style:style>
    <style:style style:name="T46" style:family="text">
      <style:text-properties style:font-name="Liberation Serif1" officeooo:rsid="00acd07d"/>
    </style:style>
    <style:style style:name="T47" style:family="text">
      <style:text-properties style:font-name="Liberation Serif" officeooo:rsid="00acd07d"/>
    </style:style>
    <style:style style:name="T48" style:family="text">
      <style:text-properties officeooo:rsid="00ae99a7"/>
    </style:style>
    <style:style style:name="T49" style:family="text">
      <style:text-properties officeooo:rsid="00aeb607"/>
    </style:style>
    <style:style style:name="T50" style:family="text">
      <style:text-properties officeooo:rsid="00b0882d"/>
    </style:style>
    <style:style style:name="T51" style:family="text">
      <style:text-properties officeooo:rsid="00b150fd"/>
    </style:style>
    <style:style style:name="T52" style:family="text">
      <style:text-properties officeooo:rsid="00b349e6"/>
    </style:style>
    <style:style style:name="T53" style:family="text">
      <style:text-properties officeooo:rsid="00b47205"/>
    </style:style>
    <style:style style:name="T54" style:family="text">
      <style:text-properties officeooo:rsid="00b510a8"/>
    </style:style>
    <style:style style:name="T55" style:family="text">
      <style:text-properties officeooo:rsid="00b63681"/>
    </style:style>
    <style:style style:name="T56" style:family="text">
      <style:text-properties officeooo:rsid="00b6e100"/>
    </style:style>
    <style:style style:name="T57" style:family="text">
      <style:text-properties officeooo:rsid="00b79191"/>
    </style:style>
    <style:style style:name="T58" style:family="text">
      <style:text-properties officeooo:rsid="00bb5ae2"/>
    </style:style>
    <style:style style:name="T59" style:family="text">
      <style:text-properties officeooo:rsid="00bd65e2"/>
    </style:style>
    <style:style style:name="T60" style:family="text">
      <style:text-properties officeooo:rsid="00c00b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uma KYUM Example</text:p>
      <text:p text:style-name="Subtitle"><text:span text:style-name="T21">Advanced </text:span>Tutorial: <text:span text:style-name="T21">Hyphenation</text:span></text:p>
      <text:p text:style-name="P1"><text:span text:style-name="T20">By: Dennis Drescher (sparkycbr@gmail.com)</text:span><text:line-break/>Last Edited: <text:span text:style-name="T31">5</text:span> <text:span text:style-name="T21">March</text:span> 201<text:span text:style-name="T20">6</text:span></text:p>
      <text:h text:style-name="Heading_20_1" text:outline-level="1"><text:span text:style-name="T1">Introduction</text:span></text:h>
      <text:p text:style-name="P5">Hyphenation is a necessity in many long document publishing projects. Rapuma <text:span text:style-name="T22">leverages a feature o</text:span>f the TeX hyphenation system <text:span text:style-name="T22">which enables it to accomplish a simplified form of hyphenation</text:span>. TeX hyphenation rules <text:span text:style-name="T19">are the best way to control line breaking. However, </text:span>impleme<text:span text:style-name="T22">ntation of a set of rules in the context of</text:span> <text:span text:style-name="T23">your average </text:span>minority language <text:span text:style-name="T23">publishing project</text:span> <text:span text:style-name="T22">is a daunting task and could very well stall the project. You need to get it done, and this advanced tutorial is all about that. Here, we will be focusing on hyphenation, not things like syntax and other basic aspects of Rapuma that should have been covered in the general tutorial. Though this is an advanced tutorial in the context of Rapuma, it doesn’t even begin to scratch the surface of Hyphenation in the TeX typesetting system. To learn more on how hyphenation works in TeX, consult The </text:span><text:span text:style-name="T43">T</text:span><text:span text:style-name="T42">E</text:span><text:span text:style-name="T43">X <text:s/></text:span><text:span text:style-name="T44">b</text:span><text:span text:style-name="T22">ook</text:span><text:span text:style-name="T22"><text:note text:id="ftn1" text:note-class="footnote"><text:note-citation>1</text:note-citation><text:note-body><text:p text:style-name="P4"><text:span text:style-name="T2">The TeX</text:span><text:span text:style-name="T8">b</text:span><text:span text:style-name="T2">ook</text:span> by Donald E. Knuth, <text:span text:style-name="T45">ISBN 0-201-13448-9. Another good and freely available TeX reference, though not as complete, would be </text:span><text:span text:style-name="T6">TeX for the Impatient</text:span><text:span text:style-name="T45">, Copyright </text:span><text:span text:style-name="T46">©</text:span><text:span text:style-name="T47"> 2003 Paul W. Abrahams, Kathryn A. Hargreaves, and Karl Berry. One website to download this from would be: http://www.ctan.org/pkg/impatient</text:span></text:p></text:note-body></text:note></text:span><text:span text:style-name="T22"> for more information.</text:span></text:p>
      <text:h text:style-name="Heading_20_1" text:outline-level="1">How It Works</text:h>
      <text:p text:style-name="P6"><text:span text:style-name="T23">To get around the complications of creating a full set of hyphenation rules, we have exploited a feature in the system for exception words. Again, this isn’t ideal, but it does work. Basically, the project contains a word list that specifies all the break points for every word used in the publication, including words that shouldn’t be broken. This is some times called a word break exclusion list. It is normally limited in scope and meant to override rules that have been created for word breaking in a specific language and writing system. XeTeX reads this file along with others before beginning to render, then adds the break points as specified in the word list as it renders the output. So, for example, at the end of a line, you might find a word like </text:span><text:span text:style-name="T4">hyphenate</text:span><text:span text:style-name="T23">. If that word were to be broken in the right place, the line would be spaced correctly. XeTeX refers to the word list and finds that proper brake points are like this: </text:span><text:span text:style-name="T3">hy-phen-ate.</text:span><text:span text:style-name="T19"> It then inserts the correct breaking character, if one is to be used, breaks the line, and moves on to the next line. This could happen thousands of times in an average publication and results in easier reading and saving many pages. That brings the cost of the publication down. When hyphenation is done right, everyone is happy.</text:span></text:p>
      <text:p text:style-name="P7"><text:span text:style-name="T23">At the heart of the process is the break point (exclusions) word list. This list is specific to the language and writing system it is used with. How this list is created is not relevant to Rapuma. It could be typed in by hand or generated through an external process. This word list can be almost any length but obvi</text:span><text:soft-page-break/><text:span text:style-name="T23">ously, it needs to correspond with all the words used in the publication. </text:span></text:p>
      <text:p text:style-name="P8"><text:span text:style-name="T24">In Rapuma, to begin to set up the system for hyphenation you basically have to have the following things in place:</text:span></text:p>
      <text:list xml:id="list8948742881390056285" text:style-name="L2">
        <text:list-item>
          <text:p text:style-name="P10">Project language <text:span text:style-name="T37">and writing system codes </text:span>need to be set in the project configuration.</text:p>
        </text:list-item>
        <text:list-item>
          <text:p text:style-name="P11"><text:span text:style-name="T34">Necessary files are added to the Hyphenation folder</text:span>.</text:p>
        </text:list-item>
        <text:list-item>
          <text:p text:style-name="P11"><text:span text:style-name="T25">All necessary adjustments made to hyphenation control files (found in the Hyphenation folder).</text:span></text:p>
        </text:list-item>
        <text:list-item>
          <text:p text:style-name="P11">Hyphenation needs to be <text:span text:style-name="T11">activated</text:span><text:span text:style-name="T12"> in the project </text:span><text:span text:style-name="T14">configuration</text:span><text:span text:style-name="T12">.</text:span></text:p>
        </text:list-item>
      </text:list>
      <text:p text:style-name="P12">To follow will be an explanation of how to get these items in place. Once you have this understanding, you should be able to implement hyphenation in Rapuma for any publication.</text:p>
      <text:h text:style-name="Heading_20_1" text:outline-level="1">Making It Work</text:h>
      <text:p text:style-name="P13">As outlined above there are several items that need to be in place before hyphenation will work in any given project. We will go through the practical aspects of how that is done.</text:p>
      <text:h text:style-name="Heading_20_2" text:outline-level="2">Language Settings</text:h>
      <text:p text:style-name="P13">Hopefully, when the project was set up, the ISO language <text:span text:style-name="T39">and writing system</text:span> code<text:span text:style-name="T39">s</text:span> w<text:span text:style-name="T39">ere</text:span> provided for the project meta-data. If it wasn’t, then, <text:span text:style-name="T35">for our example,</text:span> this command will insert it:</text:p>
      <text:p text:style-name="P42">rapuma setting KYU-MYMR-KYUMTEST project --section <text:span text:style-name="T26">ProjectInfo</text:span> --key <text:span text:style-name="T26">languageCode</text:span> <text:line-break/>--value <text:span text:style-name="T26">KYU</text:span></text:p>
      <text:p text:style-name="P42">rapuma setting KYU-MYMR-KYUMTEST project --section <text:span text:style-name="T26">ProjectInfo</text:span> --key <text:span text:style-name="T37">scriptCode</text:span> <text:line-break/>--value <text:span text:style-name="T38">MYMR</text:span></text:p>
      <text:p text:style-name="P14">Th<text:span text:style-name="T37">e first command</text:span> sets the language code for the whole project to KYU, <text:span text:style-name="T27">which is the ISO code for Kayah, the language used in this example</text:span>. <text:span text:style-name="T37">The second command sets the script, or writing system code, to MYMR, which is the ISO code the Burmese writing system used in this publication. (Actually we are using a derivative of Burmese script to represent the Kayah language in this example.) Hyphenation is performed at rendering time on a group-by-group basis. By default, all groups will inherent the global language and writing system settings, unless otherwise specified. There maybe a case where a specific group(s) need to be linked to another language and/or writing system code. Take for example, a diglot publication</text:span><text:span text:style-name="T37"><text:note text:id="ftn0" text:note-class="footnote"><text:note-citation>2</text:note-citation><text:note-body><text:p text:style-name="P3">Sorry, at the time of this writing, <text:span text:style-name="T28">straight forward </text:span>diglot publishing with Rapuma is not <text:span text:style-name="T28">really</text:span> possible.</text:p></text:note-body></text:note></text:span><text:span text:style-name="T37"> where another language, like English, is being used along side the main language. In that case, the group representing the second language would need to have that group’s language code set to ENG and the script code set to LATN. In that case, something like this would work:</text:span></text:p>
      <text:p text:style-name="P42">rapuma setting KYU-MYMR-KYUMTEST project --section Groups/<text:span text:style-name="T28">ENGGOSP</text:span> --key <text:span text:style-name="T29">groupLanguageCode</text:span> <text:line-break/>--value <text:span text:style-name="T33">ENG</text:span></text:p>
      <text:p text:style-name="P42">rapuma setting KYU-MYMR-KYUMTEST project --section Groups/<text:span text:style-name="T28">ENGGOSP</text:span> --key <text:span text:style-name="T29">groupScriptCode</text:span> <text:line-break/>--value <text:span text:style-name="T37">LATN</text:span></text:p>
      <text:p text:style-name="P15">Again, normally it is not necessary to set individual group language <text:span text:style-name="T37">and writing system </text:span>codes but you can if you need to. </text:p>
      <text:h text:style-name="P30" text:outline-level="2"><text:soft-page-break/>Hyphenation Files</text:h>
      <text:p text:style-name="P16">The hyphenation process used in Rapuma is very rudimentary, but scalable. Right now, there are <text:span text:style-name="T49">three</text:span> files required to make it work, they are, the <text:span text:style-name="T32">hyphenation.tex,</text:span> <text:span text:style-name="T49">characters.tex and exceptions.tex. </text:span>Models of th<text:span text:style-name="T49">ese</text:span> files are provided with Rapuma. <text:span text:style-name="T40">They can be found in the program files in the resource/hyphenation folder. </text:span>Contained in them is <text:span text:style-name="T49">some basic</text:span> documentation in the form of comments which outline<text:span text:style-name="T40">s</text:span> what data is needed <text:span text:style-name="T40">and how it is used.</text:span></text:p>
      <text:h text:style-name="Heading_20_3" text:outline-level="3">Hyphenation File Names</text:h>
      <text:p text:style-name="P17"><text:span text:style-name="T49">The</text:span> custom<text:span text:style-name="T49">ized</text:span> hyphenation process<text:span text:style-name="T49">ing files</text:span> for your publication need to be properly named. <text:span text:style-name="T49">Rapuma uses the language and script codes that are for the language used in the publication. These are both ISO codes and Rapuma expects the three-character language code first, followed by a hyphen, then the four character writing system code, finally an underscore character which separates it from one of the types noted above.</text:span> The eas<text:span text:style-name="T50">iest</text:span> way to <text:span text:style-name="T50">have your file names correct is to let Rapuma do it for you with the </text:span><text:span text:style-name="T10">add</text:span><text:span text:style-name="T50"> command. To </text:span>do this, in the context of <text:span text:style-name="T50">our</text:span> KYUM example, use this command:</text:p>
      <text:p text:style-name="P33">rapuma asset KYU-MYMR-KYUMTEST hyphenation add</text:p>
      <text:p text:style-name="P19"><text:span text:style-name="T50">After running that command, y</text:span>ou will note that a folder named Hyphenation has been added to the project and in it are <text:span text:style-name="T50">three</text:span> files named <text:span text:style-name="T2">KYU-MYMR_</text:span><text:span text:style-name="T5">hyphenation.tex, </text:span><text:span text:style-name="T2">KYU-MYMR_</text:span><text:span text:style-name="T7">characters</text:span><text:span text:style-name="T5">.tex and </text:span><text:span text:style-name="T2">KYU-MYMR_</text:span><text:span text:style-name="T7">exceptions</text:span><text:span text:style-name="T5">.tex</text:span><text:span text:style-name="T32">. </text:span>The<text:span text:style-name="T50">se files have the correct prefix which reflect the </text:span>language and writing system that was specified earlier. The file name prefix was automatically added when Rapuma copied in the model files. <text:span text:style-name="T41">This file name is extremely important. If it is not right, Rapuma will not be able to find the files for processing during rendering. You can also </text:span><text:span text:style-name="T15">hand-</text:span><text:span text:style-name="T16">name and </text:span><text:span text:style-name="T15">copy the files </text:span><text:span text:style-name="T16">as well, just be sure </text:span><text:span text:style-name="T15">the prefix on the name corresponds to project’s language and writing system codes.</text:span></text:p>
      <text:p text:style-name="P18"><text:span text:style-name="T51">Now we have the files in place but h</text:span>yphenation will <text:span text:style-name="T51">still</text:span> not work because the files are missing all the necessary information <text:span text:style-name="T41">(data) that</text:span> XeTeX needs to <text:span text:style-name="T41">process correctly. If you were to render now, it would try to use the files but fail. Next, we will cover what data needs to be present in each of these files for the process to work.</text:span></text:p>
      <text:h text:style-name="P32" text:outline-level="3">hyphenation.tex</text:h>
      <text:p text:style-name="P21">The hyphenation.tex file contains the TeX commands and even rules that are needed to get hyphenation <text:span text:style-name="T52">going in a project. A lot could go into this file and each project/language is different. Consulting the TeXbook on the subject of hyphenation would be highly advised. Here we will cover a couple of the critical settings. The first is \newlanguage. You could put most anything for the definition. For our example we use \KYUlanguage. The definition has to follow TeX programing conventions so no spaces, numbers, hyphen characters or other types of punctuation. In our file it looks like this:</text:span></text:p>
      <text:p text:style-name="Command"><text:span text:style-name="T53">\newlanguage\KYUlanguage</text:span></text:p>
      <text:p text:style-name="P21"><text:span text:style-name="T53"><text:s/>Next we set the language for the project with this command:</text:span></text:p>
      <text:p text:style-name="Command">\language = \KYUlanguage</text:p>
      <text:p text:style-name="P22">The next command can be important for some languages. The command is \defaulthyphenchar and with <text:soft-page-break/>this, we tell TeX what character to use to brake the word at the end of the line. For many languages, it is simply a standard hyphen character (U+002D). In the case of our example, in Burmese writing, no character is used to mark the braking of a word at the end of the line. In stead, we use a zero width space character (U+200B). In our example we use this command:</text:p>
      <text:p text:style-name="Command">\defaulthyphenchar="<text:span text:style-name="T54">200B</text:span></text:p>
      <text:p text:style-name="P22">With these commands set, we are a<text:span text:style-name="T56">l</text:span>most there. There are a couple other commands <text:span text:style-name="T56">we put in the default </text:span>file, <text:span text:style-name="T56">but</text:span> we will not cover <text:span text:style-name="T56">them</text:span> here. The defaults work okay and they are not critical to the process. You can read up <text:span text:style-name="T55">about what they do. If you do not feel like editing the file created with the </text:span><text:span text:style-name="T9">add</text:span><text:span text:style-name="T55"> command, for this example a file was created to use and it can be installed by using the </text:span><text:span text:style-name="T9">update</text:span><text:span text:style-name="T55"> command like this:</text:span></text:p>
      <text:p text:style-name="P35">rapuma asset KYU-MYMR-KYUMTEST hyphenation <text:span text:style-name="T55">update</text:span> --path ~/Publishing/my_source/KYUM/hyphenation/KYU-<text:span text:style-name="T38">MYMR</text:span>_<text:span text:style-name="T55">hyphenation</text:span>.tex</text:p>
      <text:p text:style-name="P34"/>
      <text:h text:style-name="P32" text:outline-level="3"><text:span text:style-name="T49">characters.tex</text:span></text:h>
      <text:p text:style-name="P20"><text:span text:style-name="T48">Simply put, t</text:span>h<text:span text:style-name="T56">is file contains upper and lower case definition codes for all the word-forming and non-word-forming characters in the publication. The TeX hyphenation process needs this information to know what a word is and is not as it scans the text. Without it, there may be problems with the way it breaks words as it will by default see everything as a word-forming character. The default model file shows how the syntax works and has comments as to how to use the \lccode and \uccode TeX commands. For more information, consult the TeXbook or other TeX reference.</text:span></text:p>
      <text:p text:style-name="P23">In the case of our example, Burmese is fairly involved so you will want to import the characters.tex file into the project. You do that just like with the hyphenation.tex file by using this command:</text:p>
      <text:p text:style-name="P36">rapuma asset KYU-MYMR-KYUMTEST hyphenation <text:span text:style-name="T55">update</text:span> --path ~/Publishing/my_source/KYUM/hyphenation/KYU-<text:span text:style-name="T38">MYMR</text:span>_characters.tex</text:p>
      <text:h text:style-name="P31" text:outline-level="3"><text:span text:style-name="T49">exceptions</text:span>.tex</text:h>
      <text:p text:style-name="P23">As mentioned above, the proper way to do hyphenation in TeX is with tried and tested rules. <text:span text:style-name="T57">However, the experience and expertise it takes to develop a robust general hyphenation rule in TeX goes beyond the ability most. A way round this is to collect all the words used in a publication and mark where they are to be broken. We’re not saying this is a great idea, but it works and when hyphenation is needed, it is faster than trying to have a novice develop hyphenation rules.</text:span></text:p>
      <text:p text:style-name="P24">Basically, the syntax for the exception list goes like this:</text:p>
      <text:p text:style-name="P38">\hyphenation{</text:p>
      <text:p text:style-name="P39">hy-phen-ation</text:p>
      <text:p text:style-name="P39">is</text:p>
      <text:p text:style-name="P39">a</text:p>
      <text:p text:style-name="P39">com-plex</text:p>
      <text:p text:style-name="P39">thing</text:p>
      <text:p text:style-name="P38">}</text:p>
      <text:p text:style-name="P24"><text:soft-page-break/>Words in this list fall into two <text:span text:style-name="T58">categories.</text:span> First would be words to be hyphenated with their hyphen points in place. <text:span text:style-name="T58">When TeX is deciding to break a line, and the word at the end of the line is in the hyphen list, it will break the word as prescribed in the list.</text:span> <text:span text:style-name="T58">The second type are words that should not be hyphenated. In this case, when TeX is deciding to break a word at the end of a line, and its representative in the list has no hyphen in it, TeX will either break the line before the word, or nudge the spacing in the line ahead of the word so the line fits right. </text:span></text:p>
      <text:p text:style-name="P25"><text:span text:style-name="T59">N</text:span>ote, <text:span text:style-name="T59">i</text:span>n our example here, we used the word “is” and “a”. That really was not necessary. Obviously, TeX is not going to break a single character word, or even a two character word. It is not necessary to put words that are less than five or six characters <text:span text:style-name="T59">in the list. Finally, how do you put the words in the list? Anyway you can. Note that in our example, the Kayah word list in Burmese script is over 12,800 words long. This is an extreme example for sure! The words in this list were created with a very complex Python script that broke the words on syllables and even sorted them. In this case, it might have been easier to write TeX rules. Who knows? Regardless, it worked.</text:span></text:p>
      <text:p text:style-name="P26">Like above, the command to import the exceptions.tex file into the project goes like this:</text:p>
      <text:p text:style-name="P37">rapuma asset KYU-MYMR-KYUMTEST hyphenation <text:span text:style-name="T55">update</text:span> --path ~/Publishing/my_source/KYUM/hyphenation/KYU-<text:span text:style-name="T38">MYMR</text:span>_<text:span text:style-name="T59">exceptions</text:span>.tex</text:p>
      <text:p text:style-name="P27">So, now with all the pieces in place, we can tell Rapuma what we want to hyphenate and when we want to do it. We will cover this next.</text:p>
      <text:h text:style-name="P29" text:outline-level="2"><text:span text:style-name="T36">Activating</text:span> Hyphenation</text:h>
      <text:p text:style-name="P9"><text:span text:style-name="T30">The need for hyphenation is set on a group-by-group basis. To indicate the groups in this example that need hyphenation, use these commands:</text:span></text:p>
      <text:p text:style-name="P41">rapuma setting KYU-MYMR-KYUMTEST project --section Groups/<text:span text:style-name="T30">FOURTEES</text:span> --key <text:span text:style-name="T30">useHyphenation</text:span> <text:line-break/>--value <text:span text:style-name="T30">True</text:span></text:p>
      <text:p text:style-name="P41">rapuma setting KYU-MYMR-KYUMTEST project --section Groups/<text:span text:style-name="T30">GOSPEL</text:span> --key <text:span text:style-name="T30">useHyphenation</text:span> <text:line-break/>--value <text:span text:style-name="T30">True</text:span></text:p>
      <text:p text:style-name="P27">Now Rapuma knows what groups to hyphenate when it renders, next it needs to know when to hyphenate. Normally, that would be all the time. With a feature like hyphenation page count is affected. When doing pagination we need to keep page count <text:span text:style-name="T60">consistent</text:span> so we can’t have lines breaking differently from one run to the next. Keeping hyphenation turned on is wise to do. However, there maybe times, for example on initial set up or project debugging, where you will want it off. For that reason a <text:span text:style-name="T2">switch</text:span><text:span text:style-name="T12"> is provided. </text:span><text:span text:style-name="T18">In our example, y</text:span><text:span text:style-name="T12">ou can turn </text:span><text:span text:style-name="T18">on </text:span><text:span text:style-name="T12">hyphenation like this:</text:span></text:p>
      <text:p text:style-name="P40"><text:span text:style-name="T13">rapuma setting KYU-MYMR-KYUMTEST project --section </text:span><text:span text:style-name="T18">ProjectInfo</text:span><text:span text:style-name="T13"> --key </text:span><text:span text:style-name="T18">h</text:span><text:span text:style-name="T17">yphenation</text:span><text:span text:style-name="T18">On</text:span><text:span text:style-name="T13"> <text:line-break/>--value </text:span><text:span text:style-name="T17">True</text:span></text:p>
      <text:p text:style-name="P28"><text:span text:style-name="T17">O</text:span><text:span text:style-name="T12">bviously, setting the value to False will prevent Rapuma from applying hyphenation at rendering time. </text:span></text:p>
      <text:p text:style-name="P28">Now you know basically how hyphenation works in the context of Rapuma. There is so much more to this but this is a very pragmatic tutorial. Hopefully, with this much information understood, you will be able to hyphenate your own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3-16T05:05:34.349912712</dc:date>
    <dc:creator>Dennis Drescher</dc:creator>
    <meta:editing-duration>P38DT4H5M58S</meta:editing-duration>
    <meta:editing-cycles>93</meta:editing-cycles>
    <meta:generator>LibreOffice/4.2.8.2$Linux_X86_64 LibreOffice_project/420m0$Build-2</meta:generator>
    <meta:document-statistic meta:table-count="0" meta:image-count="0" meta:object-count="0" meta:page-count="5" meta:paragraph-count="69" meta:word-count="2357" meta:character-count="13968" meta:non-whitespace-character-count="11694"/>
  </office:meta>
</office:document-meta>
</file>